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5.08cm" svg:x="4.8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81cm" svg:height="2.54cm" svg:x="9.89cm" svg:y="7.35cm">
          <text:p text:style-name="P1">ML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54cm" svg:height="2.54cm" svg:x="16.24cm" svg:y="7.35cm">
          <text:p text:style-name="P1">C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35cm" svg:y1="8.62cm" svg:x2="9.89cm" svg:y2="8.62cm" draw:start-shape="id1" draw:start-glue-point="1" draw:end-shape="id2" draw:end-glue-point="3" svg:d="M7350 8620h2540" svg:viewBox="0 0 2541 1">
          <text:p/>
        </draw:connector>
        <draw:connector draw:style-name="gr3" draw:text-style-name="P1" draw:layer="layout" svg:x1="13.7cm" svg:y1="8.62cm" svg:x2="16.24cm" svg:y2="8.62cm" draw:start-shape="id2" draw:start-glue-point="1" draw:end-shape="id3" draw:end-glue-point="3" svg:d="M13700 8620h2540" svg:viewBox="0 0 2541 1">
          <text:p/>
        </draw:connector>
        <draw:frame draw:style-name="gr4" draw:layer="layout" svg:width="2.286cm" svg:height="1.016cm" svg:x="4.937cm" svg:y="5.064cm">
          <draw:text-box>
            <text:p>Buffer</text:p>
          </draw:text-box>
        </draw:frame>
        <draw:connector draw:style-name="gr5" draw:text-style-name="P1" draw:layer="layout" draw:line-skew="0.743cm" svg:x1="18.78cm" svg:y1="8.62cm" svg:x2="2.277cm" svg:y2="12.427cm" draw:start-shape="id3" draw:start-glue-point="1" svg:d="M18780 8620h1270v3807h-17773" svg:viewBox="0 0 17774 3808">
          <text:p/>
        </draw:connector>
        <draw:line draw:style-name="gr3" draw:text-style-name="P1" draw:layer="layout" svg:x1="2.27cm" svg:y1="8.62cm" svg:x2="4.81cm" svg:y2="8.62cm">
          <text:p/>
        </draw:line>
        <draw:frame draw:style-name="gr6" draw:text-style-name="P2" draw:layer="layout" svg:width="1.524cm" svg:height="1.195cm" svg:x="2.651cm" svg:y="7.552cm">
          <draw:text-box>
            <text:p><text:span text:style-name="T1">y</text:span><text:span text:style-name="T2">2</text:span><text:span text:style-name="T3">(1)</text:span></text:p>
          </draw:text-box>
        </draw:frame>
        <draw:frame draw:style-name="gr6" draw:text-style-name="P2" draw:layer="layout" svg:width="1.524cm" svg:height="1.012cm" svg:x="14.208cm" svg:y="7.552cm">
          <draw:text-box>
            <text:p><text:span text:style-name="T1">p</text:span><text:span text:style-name="T3">(1)</text:span></text:p>
          </draw:text-box>
        </draw:frame>
        <draw:frame draw:style-name="gr6" draw:text-style-name="P3" draw:layer="layout" svg:width="2.286cm" svg:height="1.012cm" svg:x="10.017cm" svg:y="11.418cm">
          <draw:text-box>
            <text:p><text:span text:style-name="T4">NACK</text:span></text:p>
          </draw:text-box>
        </draw:frame>
        <draw:frame draw:style-name="gr6" draw:text-style-name="P2" draw:layer="layout" svg:width="1.524cm" svg:height="1.195cm" svg:x="5.445cm" svg:y="6.409cm">
          <draw:text-box>
            <text:p><text:span text:style-name="T1">y</text:span><text:span text:style-name="T2">2</text:span><text:span text:style-name="T3">(0)</text:span></text:p>
          </draw:text-box>
        </draw:frame>
        <draw:frame draw:style-name="gr6" draw:text-style-name="P2" draw:layer="layout" svg:width="1.524cm" svg:height="1.195cm" svg:x="5.445cm" svg:y="7.477cm">
          <draw:text-box>
            <text:p><text:span text:style-name="T1">y</text:span><text:span text:style-name="T2">2</text:span><text:span text:style-name="T3">(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10-16T09:50:09.487520116</dc:date>
    <meta:editing-duration>PT17M28S</meta:editing-duration>
    <meta:editing-cycles>6</meta:editing-cycles>
    <meta:generator>LibreOffice/4.2.8.2$Linux_X86_64 LibreOffice_project/420m0$Build-2</meta:generator>
    <meta:document-statistic meta:object-count="13"/>
  </office:meta>
</office:document-meta>
</file>